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1.65pt"/>
    </style:style>
    <style:style style:name="co3" style:family="table-column">
      <style:table-column-properties fo:break-before="auto" style:column-width="197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skSummary_with_successrate" table:style-name="ta1">
        <table:shapes>
          <draw:frame draw:z-index="0" draw:style-name="gr1" draw:text-style-name="P1" svg:width="453.51pt" svg:height="255.09pt" svg:x="517.29pt" svg:y="862.67pt">
            <loext:p draw:notify-on-update-of-ranges="TaskSummary_with_successrate.B37:TaskSummary_with_successrate.B60 TaskSummary_with_successrate.C36:TaskSummary_with_successrate.C36 TaskSummary_with_successrate.C37:TaskSummary_with_successrate.C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69pt" svg:height="255.26pt" svg:x="0pt" svg:y="1032.24pt">
            <loext:p draw:notify-on-update-of-ranges="TaskSummary_with_successrate.B53:TaskSummary_with_successrate.B60 TaskSummary_with_successrate.C53:TaskSummary_with_successrate.C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602.7pt" svg:y="361.22pt">
            <loext:p draw:notify-on-update-of-ranges="TaskSummary_with_successrate.B29:TaskSummary_with_successrate.B29 TaskSummary_with_successrate.B30:TaskSummary_with_successrate.B30 TaskSummary_with_successrate.D29:TaskSummary_with_successrate.D29 TaskSummary_with_successrate.D30:TaskSummary_with_successrate.D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ttype1_percentage_successful_subtasks</text:p>
          </table:table-cell>
          <table:table-cell office:value-type="string" calcext:value-type="string">
            <text:p>ttype23_percentage_successful_subtasks</text:p>
          </table:table-cell>
          <table:table-cell office:value-type="string" calcext:value-type="string">
            <text:p>ttype24_percentage_successful_subtasks</text:p>
          </table:table-cell>
          <table:table-cell office:value-type="string" calcext:value-type="string">
            <text:p>ttype25_percentage_successful_subtasks</text:p>
          </table:table-cell>
          <table:table-cell office:value-type="string" calcext:value-type="string">
            <text:p>ttype26_percentage_successful_subtasks</text:p>
          </table:table-cell>
          <table:table-cell office:value-type="string" calcext:value-type="string">
            <text:p>ttype47_percentage_successful_subtasks</text:p>
          </table:table-cell>
          <table:table-cell office:value-type="string" calcext:value-type="string">
            <text:p>ttype49_percentage_successful_subtask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73.75" calcext:value-type="float">
            <text:p>73.75</text:p>
          </table:table-cell>
          <table:table-cell office:value-type="float" office:value="71.25" calcext:value-type="float">
            <text:p>71.25</text:p>
          </table:table-cell>
          <table:table-cell office:value-type="float" office:value="76.25" calcext:value-type="float">
            <text:p>76.25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ttype1_percentage_successful_subtasks</text:p>
          </table:table-cell>
          <table:table-cell office:value-type="string" calcext:value-type="string">
            <text:p>ttype23_percentage_successful_subtasks</text:p>
          </table:table-cell>
          <table:table-cell office:value-type="string" calcext:value-type="string">
            <text:p>ttype47_percentage_successful_subtask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ask type 1</text:p>
          </table:table-cell>
          <table:table-cell office:value-type="string" calcext:value-type="string">
            <text:p>task type 2</text:p>
          </table:table-cell>
          <table:table-cell office:value-type="string" calcext:value-type="string">
            <text:p>task type 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float" office:value="73.75" calcext:value-type="float">
            <text:p>73.75</text:p>
          </table:table-cell>
          <table:table-cell office:value-type="float" office:value="76.25" calcext:value-type="float">
            <text:p>76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.0529501704059" calcext:value-type="float">
            <text:p>31.0529501704</text:p>
          </table:table-cell>
          <table:table-cell office:value-type="float" office:value="27.222627143085" calcext:value-type="float">
            <text:p>27.2226271431</text:p>
          </table:table-cell>
          <table:table-cell office:value-type="float" office:value="10.6066017177982" calcext:value-type="float">
            <text:p>10.6066017178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robot interference</text:p>
          </table:table-cell>
          <table:table-cell office:value-type="string" calcext:value-type="string">
            <text:p>success rate (%)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00/00/0000</text:date>, <text:time style:data-style-name="N2" text:time-value="21:13:17.796173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5T22:42:22.667246995</dc:date>
    <meta:editing-duration>PT3H58M32S</meta:editing-duration>
    <meta:editing-cycles>6</meta:editing-cycles>
    <meta:generator>LibreOffice/5.1.6.2$Linux_X86_64 LibreOffice_project/10m0$Build-2</meta:generator>
    <meta:document-statistic meta:table-count="1" meta:cell-count="1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" chart:overlap="-20" chart:reverse-direction="fals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05cm" svg:y="0.316cm" chart:style-name="ch2">
          <text:p>Success rate in percentage</text:p>
        </chart:title>
        <chart:legend chart:legend-position="end" svg:x="13.525cm" svg:y="3.952cm" style:legend-expansion="high" chart:style-name="ch3"/>
        <chart:plot-area chart:style-name="ch4" table:cell-range-address="TaskSummary_with_successrate.B29:TaskSummary_with_successrate.B30 TaskSummary_with_successrate.D29:TaskSummary_with_successrate.D30" chart:data-source-has-labels="row" svg:x="1.331cm" svg:y="1.275cm" svg:width="11.874cm" svg:height="7.545cm">
          <chartooo:coordinate-region svg:x="2.138cm" svg:y="1.475cm" svg:width="11.067cm" svg:height="7.146cm"/>
          <chart:axis chart:dimension="x" chart:name="primary-x" chart:style-name="ch5"/>
          <chart:axis chart:dimension="y" chart:name="primary-y" chart:style-name="ch6">
            <chart:title svg:x="0.451cm" svg:y="6.295cm" chart:style-name="ch7">
              <text:p>success rate (%)</text:p>
            </chart:title>
            <chart:grid chart:style-name="ch8" chart:class="major"/>
          </chart:axis>
          <chart:series chart:style-name="ch9" chart:values-cell-range-address="TaskSummary_with_successrate.B30:TaskSummary_with_successrate.B30" chart:label-cell-address="TaskSummary_with_successrate.B29:TaskSummary_with_successrate.B29" chart:class="chart:bar">
            <chart:data-point/>
          </chart:series>
          <chart:series chart:style-name="ch10" chart:values-cell-range-address="TaskSummary_with_successrate.D30:TaskSummary_with_successrate.D30" chart:label-cell-address="TaskSummary_with_successrate.D29:TaskSummary_with_successrate.D29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 type 1</text:p>
                <draw:g>
                  <svg:desc>TaskSummary_with_successrate.B29:TaskSummary_with_successrate.B29</svg:desc>
                </draw:g>
              </table:table-cell>
              <table:table-cell office:value-type="string">
                <text:p>task type 4</text:p>
                <draw:g>
                  <svg:desc>TaskSummary_with_successrate.D29:TaskSummary_with_successrate.D29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2.5">
                <text:p>62.5</text:p>
                <draw:g>
                  <svg:desc>TaskSummary_with_successrate.B30:TaskSummary_with_successrate.B30</svg:desc>
                </draw:g>
              </table:table-cell>
              <table:table-cell office:value-type="float" office:value="76.25">
                <text:p>76.25</text:p>
                <draw:g>
                  <svg:desc>TaskSummary_with_successrate.D30:TaskSummary_with_successrate.D3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07cm" svg:y="0.316cm" chart:style-name="ch2">
          <text:p>Success rate over robot interferences </text:p>
        </chart:title>
        <chart:legend chart:legend-position="end" svg:x="12.626cm" svg:y="4.201cm" style:legend-expansion="high" chart:style-name="ch3"/>
        <chart:plot-area chart:style-name="ch4" table:cell-range-address="TaskSummary_with_successrate.B37:TaskSummary_with_successrate.C60 TaskSummary_with_successrate.C36:TaskSummary_with_successrate.C36" chart:data-source-has-labels="row" svg:x="1.331cm" svg:y="1.275cm" svg:width="10.975cm" svg:height="6.564cm">
          <chartooo:coordinate-region svg:x="1.952cm" svg:y="1.474cm" svg:width="10.074cm" svg:height="5.718cm"/>
          <chart:axis chart:dimension="x" chart:name="primary-x" chart:style-name="ch5">
            <chart:title svg:x="5.107cm" svg:y="8.019cm" chart:style-name="ch6">
              <text:p># of robot interferences</text:p>
            </chart:title>
          </chart:axis>
          <chart:axis chart:dimension="y" chart:name="primary-y" chart:style-name="ch5">
            <chart:title svg:x="0.451cm" svg:y="5.805cm" chart:style-name="ch7">
              <text:p>success rate (%)</text:p>
            </chart:title>
            <chart:grid chart:style-name="ch8" chart:class="major"/>
          </chart:axis>
          <chart:series chart:style-name="ch9" chart:values-cell-range-address="TaskSummary_with_successrate.C37:TaskSummary_with_successrate.C60" chart:label-cell-address="TaskSummary_with_successrate.C36:TaskSummary_with_successrate.C36" chart:class="chart:scatter">
            <chart:domain table:cell-range-address="TaskSummary_with_successrate.B37:TaskSummary_with_successrate.B60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ccess rate (%)</text:p>
                <draw:g>
                  <svg:desc>TaskSummary_with_successrate.C36:TaskSummary_with_successrate.C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skSummary_with_successrate.B37:TaskSummary_with_successrate.B60</svg:desc>
                </draw:g>
              </table:table-cell>
              <table:table-cell office:value-type="float" office:value="100">
                <text:p>100</text:p>
                <draw:g>
                  <svg:desc>TaskSummary_with_successrate.C37:TaskSummary_with_successrate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3.743cm" svg:y="4.204cm" style:legend-expansion="high" chart:style-name="ch2"/>
        <chart:plot-area chart:style-name="ch3" table:cell-range-address="TaskSummary_with_successrate.B53:TaskSummary_with_successrate.C60" svg:x="-0.807cm" svg:y="1.004cm" svg:width="13.101cm" svg:height="8.646cm">
          <chartooo:coordinate-region svg:x="0cm" svg:y="1.204cm" svg:width="12.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skSummary_with_successrate.C53:TaskSummary_with_successrate.C60" chart:class="chart:scatter">
            <chart:domain table:cell-range-address="TaskSummary_with_successrate.B53:TaskSummary_with_successrate.B60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TaskSummary_with_successrate.B53:TaskSummary_with_successrate.B60</svg:desc>
                </draw:g>
              </table:table-cell>
              <table:table-cell office:value-type="float" office:value="90">
                <text:p>90</text:p>
                <draw:g>
                  <svg:desc>TaskSummary_with_successrate.C53:TaskSummary_with_successrate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